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figma.com/file/2ys6pYAPysdKyhJm3LDA2a/Untitled?type=design&amp;node-id=0%3A1&amp;mode=design&amp;t=oqBzsYpccUDXP1gc-1" text:style-name="Internet_20_link" text:visited-style-name="Visited_20_Internet_20_Link">https://www.figma.com/file/2ys6pYAPysdKyhJm3LDA2a/Untitled?type=design&amp;node-id=0%3A1&amp;mode=design&amp;t=oqBzsYpccUDXP1gc-1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7T20:59:35.293000000</meta:creation-date>
    <dc:date>2024-02-07T20:59:48.270000000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117" meta:non-whitespace-character-count="117"/>
    <meta:generator>LibreOffice/7.5.2.2$Windows_X86_64 LibreOffice_project/53bb9681a964705cf672590721dbc85eb4d0c3a2</meta:generator>
  </office:meta>
</office:document-meta>
</file>